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list-style-name="L3"/>
    <style:style style:name="P5" style:family="paragraph" style:parent-style-name="Text_20_body" style:list-style-name="L16"/>
    <style:style style:name="P6" style:family="paragraph" style:parent-style-name="Text_20_body" style:list-style-name="L17"/>
    <style:style style:name="P7" style:family="paragraph" style:parent-style-name="Text_20_body" style:list-style-name="L18"/>
    <style:style style:name="P8" style:family="paragraph" style:parent-style-name="Text_20_body" style:list-style-name="L19"/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17">
      <style:paragraph-properties fo:margin-top="0cm" fo:margin-bottom="0cm"/>
    </style:style>
    <style:style style:name="P11" style:family="paragraph" style:parent-style-name="Text_20_body" style:list-style-name="L18">
      <style:paragraph-properties fo:margin-top="0cm" fo:margin-bottom="0cm"/>
    </style:style>
    <style:style style:name="P12" style:family="paragraph" style:parent-style-name="Text_20_body" style:list-style-name="L19">
      <style:paragraph-properties fo:margin-top="0cm" fo:margin-bottom="0cm"/>
    </style:style>
    <style:style style:name="P13" style:family="paragraph" style:parent-style-name="Standard" style:list-style-name="L1">
      <style:paragraph-properties fo:margin-top="0cm" fo:margin-bottom="0cm"/>
      <style:text-properties style:font-name="Arial" fo:font-size="12pt" style:font-size-asian="12pt" style:font-size-complex="12pt"/>
    </style:style>
    <style:style style:name="P14" style:family="paragraph" style:parent-style-name="Standard" style:list-style-name="L1">
      <style:paragraph-properties fo:margin-top="0cm" fo:margin-bottom="0cm"/>
      <style:text-properties fo:font-variant="normal" fo:text-transform="none" fo:color="#666666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paragraph-properties fo:margin-top="0cm" fo:margin-bottom="0.499cm"/>
      <style:text-properties style:font-name="Arial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666666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color="#808080"/>
    </style:style>
    <style:style style:name="T4" style:family="text">
      <style:text-properties fo:font-size="16.5pt"/>
    </style:style>
    <style:style style:name="T5" style:family="text">
      <style:text-properties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grve-theme-wrapper">
        <text:section text:style-name="Sect1" text:name="grve-theme-content">
          <text:section text:style-name="Sect1" text:name="grve-main-header">
            <text:section text:style-name="Sect1" text:name="page">
              <text:section text:style-name="Sect1" text:name="content">
                <text:section text:style-name="Sect1" text:name="primary">
                  <text:h text:style-name="Heading_20_1" text:outline-level="1">Accueil</text:h>
                  <text:p text:style-name="Quotations">Quand la lumière sublime le corps !<text:line-break/>Entrez dans mon univers…</text:p>
                  <text:p text:style-name="Horizontal_20_Line"/>
                  <text:p text:style-name="P2">Votre nouveau photographe en Lorraine.</text:p>
                  <text:p text:style-name="P2">Mon domaine de prédilection, le clair-obscur.</text:p>
                  <text:p text:style-name="P3"><text:span text:style-name="T1">Ce que j’aime c’est le travail de la lumière, qu’il soit en studio, en extérieur ou dans des lieux insolites.</text:span><text:line-break/><text:span text:style-name="T1">Pour vos photos solo ou en famille, portrait, merchandising mais aussi simplement pour sublimer des photos en lingerie ou bien même pour de l’artistique.</text:span><text:line-break/><text:span text:style-name="T1">Venez découvrir </text:span><text:a xlink:type="simple" xlink:href="https://olivier-goltzene-photographies.fr/portfolio-2/" text:style-name="Internet_20_link" text:visited-style-name="Visited_20_Internet_20_Link"><text:span text:style-name="Emphasis"><text:span text:style-name="T3">mon travail</text:span></text:span></text:a><text:span text:style-name="T1"> pour vous faire une idée.</text:span></text:p>
                  <text:list xml:id="list8229669629149143974" text:style-name="L3">
                    <text:list-item>
                      <text:p text:style-name="P4"><text:bookmark text:name="swiper-wrapper-1746f1726286ea7a"/></text:p>
                    </text:list-item>
                  </text:list>
                </text:section>
              </text:section>
            </text:section>
            <text:section text:style-name="Sect1" text:name="Section1">
              <text:list xml:id="list8821826198845088311" text:style-name="L16">
                <text:list-item>
                  <text:p text:style-name="P5"><text:bookmark text:name="page"/></text:p>
                </text:list-item>
              </text:list>
              <text:section text:style-name="Sect1" text:name="Section2">
                <text:p text:style-name="Text_20_body"><text:bookmark text:name="content"/></text:p>
                <text:section text:style-name="Sect1" text:name="Section3">
                  <text:p text:style-name="Horizontal_20_Line"><text:bookmark text:name="primary"/></text:p>
                  <text:p text:style-name="Text_20_body"><draw:frame draw:style-name="fr1" draw:name="images1" text:anchor-type="as-char" svg:width="1.997cm" svg:height="0.998cm" draw:z-index="0"><draw:image xlink:href="https://ogphoto54.files.wordpress.com/2020/06/portrait-ogphoto-2019.jpg?w=1024" xlink:type="simple" xlink:show="embed" xlink:actuate="onLoad"/></draw:frame></text:p>
                  <text:p text:style-name="Text_20_body"><text:span text:style-name="Strong_20_Emphasis"><text:span text:style-name="T4">Une petite présentation du photographe,</text:span></text:span></text:p>
                  <text:p text:style-name="Text_20_body">Je m’appelle Olivier et je suis né en 1975 à Nancy (France). La photo n’a pas été ma passion première durant ma jeunesse, juste assez pour réaliser quelques photos de famille, d’amis et de souvenirs de vacances.</text:p>
                  <text:p text:style-name="Text_20_body"><text:line-break/>C’est en 2010 que je fais l’acquisition de mon premier appareil photo reflex NIKON afin d’immortaliser mes enfants.</text:p>
                  <text:p text:style-name="Text_20_body"><text:a xlink:type="simple" xlink:href="https://olivier-goltzene-photographies.fr/about/" text:style-name="Internet_20_link" text:visited-style-name="Visited_20_Internet_20_Link"><text:span text:style-name="T5">Lire la suite…</text:span></text:a></text:p>
                  <text:p text:style-name="Horizontal_20_Line"/>
                  <text:h text:style-name="Heading_20_2" text:outline-level="2"><text:bookmark text:name="c-est-vous-qui-le-dites"/>C’est vous qui le dites…</text:h>
                  <text:p text:style-name="Quotations">Excellent professionnel, à l’écoute et drôle ! J’avais très peur de me lancer et de passer ce cap de me voir en photo. J’avais peur de ne pas être « aussi bien » que les autres modèles que j’ai pu voir en photo sur la page d’Olivier mais il a su me mettre en confiance et mettre en avant mes points forts. Je le remercie du fond du cœur et j’invite tous ceux/celles qui hésitent à foncer les yeux fermés!</text:p>
                  <text:p text:style-name="Quotations"><text:span text:style-name="Citation">Mylène F. (modèle Débutante)</text:span></text:p>
                  <text:p text:style-name="Quotations">Photographe très respectueux et professionnel, une superbe séance avec un résultat incroyable. Je recommande les yeux fermés <draw:frame draw:style-name="fr1" draw:name="images2" text:anchor-type="as-char" svg:width="0.423cm" svg:height="0.423cm" draw:z-index="1"><draw:image xlink:href="https://static.xx.fbcdn.net/images/emoji.php/v9/taa/1.5/16/1f603.png" xlink:type="simple" xlink:show="embed" xlink:actuate="onLoad"/><svg:title>?</svg:title></draw:frame></text:p>
                  <text:p text:style-name="Quotations"><text:span text:style-name="Citation">Blanche S. (modèle confirmée)</text:span></text:p>
                  <text:p text:style-name="Text_20_body"><text:soft-page-break/><text:a xlink:type="simple" xlink:href="https://olivier-goltzene-photographies.fr/2020/09/20/742/" text:style-name="Internet_20_link" text:visited-style-name="Visited_20_Internet_20_Link"><text:span text:style-name="T5">Lire la suite…</text:span></text:a></text:p>
                  <text:p text:style-name="Horizontal_20_Line"/>
                </text:section>
              </text:section>
            </text:section>
            <text:p text:style-name="P15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art Jean Michel</meta:initial-creator>
    <meta:creation-date>2022-09-09T11:56:55.59</meta:creation-date>
    <dc:date>2022-09-09T13:26:20.28</dc:date>
    <dc:creator>Triart Jean Michel</dc:creator>
    <meta:editing-duration>PT26M20S</meta:editing-duration>
    <meta:editing-cycles>6</meta:editing-cycles>
    <meta:generator>OpenOffice/4.1.7$Win32 OpenOffice.org_project/417m1$Build-9800</meta:generator>
    <meta:document-statistic meta:table-count="0" meta:image-count="2" meta:object-count="0" meta:page-count="2" meta:paragraph-count="16" meta:word-count="252" meta:character-count="1473"/>
  </office:meta>
</office:document-meta>
</file>